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32a3" officeooo:paragraph-rsid="001832a3"/>
    </style:style>
    <style:style style:name="P2" style:family="paragraph" style:parent-style-name="Standard">
      <style:text-properties officeooo:rsid="001832a3" officeooo:paragraph-rsid="00231329"/>
    </style:style>
    <style:style style:name="P3" style:family="paragraph" style:parent-style-name="Standard">
      <style:text-properties officeooo:rsid="001a6b2d" officeooo:paragraph-rsid="001a6b2d"/>
    </style:style>
    <style:style style:name="P4" style:family="paragraph" style:parent-style-name="Standard">
      <style:text-properties officeooo:rsid="001a6b2d" officeooo:paragraph-rsid="001dc4f9"/>
    </style:style>
    <style:style style:name="P5" style:family="paragraph" style:parent-style-name="Standard">
      <style:text-properties officeooo:rsid="001a6b2d" officeooo:paragraph-rsid="00231329"/>
    </style:style>
    <style:style style:name="P6" style:family="paragraph" style:parent-style-name="Standard">
      <style:text-properties officeooo:rsid="001ed014" officeooo:paragraph-rsid="001ed014"/>
    </style:style>
    <style:style style:name="P7" style:family="paragraph" style:parent-style-name="Standard">
      <style:text-properties officeooo:rsid="001ed014" officeooo:paragraph-rsid="00231329"/>
    </style:style>
    <style:style style:name="P8" style:family="paragraph" style:parent-style-name="Standard">
      <style:text-properties officeooo:rsid="001f8323" officeooo:paragraph-rsid="001ed014"/>
    </style:style>
    <style:style style:name="P9" style:family="paragraph" style:parent-style-name="Standard">
      <style:text-properties officeooo:rsid="001f8323" officeooo:paragraph-rsid="00231329"/>
    </style:style>
    <style:style style:name="P10" style:family="paragraph" style:parent-style-name="Standard">
      <style:text-properties officeooo:rsid="00222d12" officeooo:paragraph-rsid="00222d12"/>
    </style:style>
    <style:style style:name="P11" style:family="paragraph" style:parent-style-name="Standard">
      <style:text-properties officeooo:rsid="00222d12" officeooo:paragraph-rsid="00231329"/>
    </style:style>
    <style:style style:name="P12" style:family="paragraph" style:parent-style-name="Standard">
      <style:text-properties officeooo:rsid="0022920d" officeooo:paragraph-rsid="0022920d"/>
    </style:style>
    <style:style style:name="P13" style:family="paragraph" style:parent-style-name="Standard">
      <style:text-properties officeooo:rsid="0022920d" officeooo:paragraph-rsid="00231329"/>
    </style:style>
    <style:style style:name="P14" style:family="paragraph" style:parent-style-name="Standard">
      <style:text-properties officeooo:paragraph-rsid="00231329"/>
    </style:style>
    <style:style style:name="T1" style:family="text">
      <style:text-properties officeooo:rsid="001832a3"/>
    </style:style>
    <style:style style:name="T2" style:family="text">
      <style:text-properties officeooo:rsid="001a216e"/>
    </style:style>
    <style:style style:name="T3" style:family="text">
      <style:text-properties officeooo:rsid="001c652a"/>
    </style:style>
    <style:style style:name="T4" style:family="text">
      <style:text-properties officeooo:rsid="001dc4f9"/>
    </style:style>
    <style:style style:name="T5" style:family="text">
      <style:text-properties officeooo:rsid="001ed014"/>
    </style:style>
    <style:style style:name="T6" style:family="text">
      <style:text-properties officeooo:rsid="001f8323"/>
    </style:style>
    <style:style style:name="T7" style:family="text">
      <style:text-properties officeooo:rsid="00211ffd"/>
    </style:style>
    <style:style style:name="T8" style:family="text">
      <style:text-properties officeooo:rsid="002292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ab/><text:tab/><text:tab/><text:tab/> <text:s text:c="8"/><text:span text:style-name="T1">Super Unis Vers </text:span><text:span text:style-name="T2">00# -</text:span><text:span text:style-name="T1"> Origines</text:span></text:p>
      <text:p text:style-name="P14"/>
      <text:p text:style-name="P14"/>
      <text:p text:style-name="P2">L’an 6000 après J.C. </text:p>
      <text:p text:style-name="P2"/>
      <text:p text:style-name="P2"/>
      <text:p text:style-name="P2">- La terre cours un grave danger.</text:p>
      <text:p text:style-name="P2"/>
      <text:p text:style-name="P2">Un amas de galaxie est devenu malade et va bientôt s’éteindre. Cela implique que d’ici moins d’une génération la voie lactée se fera engloutir par des centaines de trous noir massifs.</text:p>
      <text:p text:style-name="P2"/>
      <text:p text:style-name="P2">Aujourd’hui nous avons la technologie, jamais encore profité à l’être humain, de pouvoir voyager dans le passé sans retour possible, enfin, pour le moment.</text:p>
      <text:p text:style-name="P2"/>
      <text:p text:style-name="P2">La terre abrite plus de 100 milliards d’habitants. Il y a des villes sous marine, ainsi que quatre anneaux gravitant autour de notre belle planète bleu, abritant environ 10 milliards d’individu. L’on y trouve des océans, des montagnes, des prairies artificiels de toutes splendeurs. </text:p>
      <text:p text:style-name="P2"/>
      <text:p text:style-name="P5">Les habitants sont différents de ce que l’on connaît à l’époque ou nous sommes supposé retourner, pour sauver la terre qui se nomme depuis l’an 2021 Utoterra. <text:span text:style-name="T4">Les animaux ayant presque tous évoluer à notre niveau via notre aide technologique et sciences sociales, nous sommes tous devenu végétarien, enfin, me direz vous, les oiseaux ne mangent pas d’œuf, sauf certains types, et surtout si ce sont des œufs de dinosaures, que nous sommes parvenus à réémerger d’au delà de nos frontières du temps. </text:span><text:span text:style-name="T6">Il y a même un tas de races mêlés.</text:span></text:p>
      <text:p text:style-name="P5"/>
      <text:p text:style-name="P5"><text:span text:style-name="T3">Nous devons retourner en ces temps </text:span><text:span text:style-name="T5">de 2021,</text:span><text:span text:style-name="T3"> pour faire évoluer les espèces plus rapidement que prévu, pour trouver une solution à notre soucis de galaxies mourante.</text:span></text:p>
      <text:p text:style-name="P5"/>
      <text:p text:style-name="P7">Dans Utoterra ; créé justement en 2021 par Monsieur Parfait, alias John Pierce, le premier super héros de la terre. Se troue un système de défense aujourd’hui en l’an 5801, parfait. Des tentacules biotechnologique <text:span text:style-name="T6">parfois géantes,</text:span> sortent des objets et du sol pour prévenir les accidents, les crimes, etc. </text:p>
      <text:p text:style-name="P7"/>
      <text:p text:style-name="P9"/>
      <text:p text:style-name="P2"/>
      <text:p text:style-name="P2"/>
      <text:p text:style-name="P2"/>
      <text:p text:style-name="P5">{Il se trouve les futurs <text:span text:style-name="T6">grands</text:span> héros de la terre, <text:s/>Le Maître, Tala, Ma, Digbny, </text:p>
      <text:p text:style-name="P5"/>
      <text:p text:style-name="P5"/>
      <text:p text:style-name="P5">- Bonjour, je vous ai réunis ici dans le téléporteur de temps pour vous annoncer une grave nouvelle.</text:p>
      <text:p text:style-name="P5">Les habitant de Utoterra seront bientôt avaler par des trous noirs massifs d’ici 200 ans, en l’an 6000. Nous avons moins d’une génération pour trouver une solution, et nous ne sommes pas assez grands par notre techno<text:span text:style-name="T6">magie</text:span> pour <text:span text:style-name="T6">affronter ce terrible danger. Nous devons retourner en l’an 2021, avant la création de Utoterra, lorsque les premiers héros de la terre firent leurs apparitions, </text:span><text:span text:style-name="T7">et tenter de faire évoluer la terre plus vite qu’elle ne l’a fait auparavant, afin de trouver un moyen d’échapper à notre destin funeste.</text:span></text:p>
      <text:p text:style-name="P5"/>
      <text:p text:style-name="P11">Le maitre :</text:p>
      <text:p text:style-name="P11"/>
      <text:p text:style-name="P11">- Pourquoi ne pas voyager à l’époque ou l’espèce humaine à débuter ?</text:p>
      <text:p text:style-name="P11"/>
      <text:p text:style-name="P11"><text:soft-page-break/>- Parce que les humains ne sont pas tant unis que cela avant 2021, avant Utoterra.</text:p>
      <text:p text:style-name="P11"/>
      <text:p text:style-name="P11"/>
      <text:p text:style-name="P11">Ma :</text:p>
      <text:p text:style-name="P11"/>
      <text:p text:style-name="P11">- Je ferai don de mon corps et de mon esprit à cette tache périlleuse.</text:p>
      <text:p text:style-name="P11"/>
      <text:p text:style-name="P11">- Vous n’êtes pas sans savoir qu’une guerre à éclater en 2021. Les Erpétas, une espèce remontant tout droit du centre de la terre, y ayant vécu là-bas des millions d’années, on refait surface, après s’etre enfuit de la grande pluie de météorite, ayant fait disparaître les dinosaures. La tache sera dure, et sans retour possible avant d’avoir impliquer un bout, petit à petit de notre technomagie <text:span text:style-name="T8">et aider à créer Utoterra</text:span>.</text:p>
      <text:p text:style-name="P11"/>
      <text:p text:style-name="P11"/>
      <text:p text:style-name="P13">Digbny :</text:p>
      <text:p text:style-name="P13"/>
      <text:p text:style-name="P13">- Allons-y, ne perdons pas un instant, j’ai hâte d’aller écraser la tête de mes vieux ancêtres.</text:p>
      <text:p text:style-name="P13"/>
      <text:p text:style-name="P13"/>
      <text:p text:style-name="P13">Le maitre : </text:p>
      <text:p text:style-name="P13"/>
      <text:p text:style-name="P13">- Nous devrions trouver un nom pour notre équipe.</text:p>
      <text:p text:style-name="P13"/>
      <text:p text:style-name="P13">Tala :</text:p>
      <text:p text:style-name="P13"/>
      <text:p text:style-name="P13">- Je dois prévenir mon entourage de mon abscence, je ne suis pas sure qu’ils comprendront</text:p>
      <text:p text:style-name="P13"/>
      <text:p text:style-name="P13">- Dites leurs que l’avenir du monde repose sur vos épaules.</text:p>
      <text:p text:style-name="P13"/>
      <text:p text:style-name="P13">Le maitre :</text:p>
      <text:p text:style-name="P13"/>
      <text:p text:style-name="P13">- Les protestants !</text:p>
      <text:p text:style-name="P13"/>
      <text:p text:style-name="P13">Tout le monde :</text:p>
      <text:p text:style-name="P13"/>
      <text:p text:style-name="P13">????</text:p>
      <text:p text:style-name="P13"/>
      <text:p text:style-name="P13">Le maitre :</text:p>
      <text:p text:style-name="P13"/>
      <text:p text:style-name="P13">Pour notre nom de super team ?</text:p>
      <text:p text:style-name="P13"/>
      <text:p text:style-name="P13">- Bien nous partirons demain à l’aube, ce projet est classé secret défense, n’en parler pas dans les détails, et revenez ici demain vers 8:00am</text:p>
      <text:p text:style-name="P13"/>
      <text:p text:style-name="P13"/>
      <text:p text:style-name="P13"/>
      <text:p text:style-name="P13">A suivre : Super Unis Vers – 01# Les Protestant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3T21:10:02.451000000</dc:date>
    <meta:editing-duration>PT11H34M49S</meta:editing-duration>
    <meta:editing-cycles>11</meta:editing-cycles>
    <meta:generator>LibreOffice/7.2.2.2$Windows_X86_64 LibreOffice_project/02b2acce88a210515b4a5bb2e46cbfb63fe97d56</meta:generator>
    <meta:document-statistic meta:table-count="0" meta:image-count="0" meta:object-count="0" meta:page-count="2" meta:paragraph-count="33" meta:word-count="641" meta:character-count="3686" meta:non-whitespace-character-count="3057"/>
  </office:meta>
</office:document-meta>
</file>